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209.2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fo:wrap-option="wrap"/>
      <style:text-properties fo:color="#ffffff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style:vertical-align="middle"/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igital Wallet Test Repor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Sl No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me Page – Load</text:p>
          </table:table-cell>
          <table:table-cell table:style-name="ce2" office:value-type="string" calcext:value-type="string">
            <text:p>* Should load the home page at “<text:a xlink:href="http://localhost:3000/" xlink:type="simple">http://localhost:3000</text:a>”.</text:p>
            <text:p>* Should contain navigation to Add | Display | Home</text:p>
          </table:table-cell>
          <table:table-cell table:style-name="ce2" office:value-type="string" calcext:value-type="string">
            <text:p>* Home page loaded.</text:p>
            <text:p>* Contains the navigation bar.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avigation</text:p>
          </table:table-cell>
          <table:table-cell table:style-name="ce2" office:value-type="string" calcext:value-type="string">
            <text:p>* Navigation bar should be present in all the pages </text:p>
          </table:table-cell>
          <table:table-cell table:style-name="ce2" office:value-type="string" calcext:value-type="string">
            <text:p>* Navigation bar is present in all the pages 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vigation – Add</text:p>
          </table:table-cell>
          <table:table-cell table:style-name="ce4" office:value-type="string" calcext:value-type="string">
            <text:p><text:span text:style-name="T1">* Should load the add page. </text:span></text:p>
            <text:p><text:span text:style-name="T1">* Should contain fields for Cardname, Cardnumber,Expiry Date &amp; CVV.</text:span></text:p>
            <text:p><text:span text:style-name="T1">* Should contain a Save button</text:span></text:p>
          </table:table-cell>
          <table:table-cell table:style-name="ce4" office:value-type="string" calcext:value-type="string">
            <text:p><text:span text:style-name="T1">* Loaded the add page </text:span></text:p>
            <text:p><text:span text:style-name="T1">* Contains fields for Cardname, Cardnumber,Expiry Date &amp; CVV.</text:span></text:p>
            <text:p><text:span text:style-name="T1">* Contains a Save button</text:span>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vigation – Display</text:p>
          </table:table-cell>
          <table:table-cell table:style-name="ce4" office:value-type="string" calcext:value-type="string">
            <text:p><text:span text:style-name="T1">* Should load the display page </text:span></text:p>
            <text:p><text:span text:style-name="T1">* Should display a grid with fields for Cardname, Cardnumber,Expiry Date &amp; CVV.</text:span></text:p>
            <text:p><text:span text:style-name="T1">* Should contain pagination option</text:span></text:p>
          </table:table-cell>
          <table:table-cell table:style-name="ce4" office:value-type="string" calcext:value-type="string">
            <text:p><text:span text:style-name="T1">* Loaded the display page </text:span></text:p>
            <text:p><text:span text:style-name="T1">* Displayed a grid with fields for Cardname, Cardnumber,Expiry Date &amp; CVV.</text:span></text:p>
            <text:p><text:span text:style-name="T1">* Contains pagination option</text:span>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dd Page – Card name</text:p>
          </table:table-cell>
          <table:table-cell table:style-name="ce2" office:value-type="string" calcext:value-type="string">
            <text:p>* User should be able to enter name.</text:p>
          </table:table-cell>
          <table:table-cell table:style-name="ce4" office:value-type="string" calcext:value-type="string">
            <text:p>* User is able to enter name.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dd Page – Card name</text:p>
          </table:table-cell>
          <table:table-cell table:style-name="ce2" office:value-type="string" calcext:value-type="string">
            <text:p>* Display error message</text:p>
          </table:table-cell>
          <table:table-cell table:style-name="ce2" office:value-type="string" calcext:value-type="string">
            <text:p>* Displayed error message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dd Page – Card number</text:p>
          </table:table-cell>
          <table:table-cell table:style-name="ce2" office:value-type="string" calcext:value-type="string">
            <text:p>* User able enter only number</text:p>
          </table:table-cell>
          <table:table-cell table:style-name="ce2" office:value-type="string" calcext:value-type="string">
            <text:p>* User able enter <text:s/>number, unable to enter any other character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dd Page – Card number</text:p>
          </table:table-cell>
          <table:table-cell table:style-name="ce2" office:value-type="string" calcext:value-type="string">
            <text:p>* Display error message</text:p>
          </table:table-cell>
          <table:table-cell table:style-name="ce2" office:value-type="string" calcext:value-type="string">
            <text:p>* Displayed error message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dd Page – Card number</text:p>
          </table:table-cell>
          <table:table-cell table:style-name="ce2" office:value-type="string" calcext:value-type="string">
            <text:p>* Should have 16 digits. </text:p>
            <text:p>* Displays error for digits less than 16</text:p>
          </table:table-cell>
          <table:table-cell table:style-name="ce2" office:value-type="string" calcext:value-type="string">
            <text:p>* User able to enter 16 digitals. </text:p>
            <text:p>* Displayed error for digits less than 16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dd Page -Expiry Date</text:p>
          </table:table-cell>
          <table:table-cell table:style-name="ce2" office:value-type="string" calcext:value-type="string">
            <text:p>* Datepicker should be loaded with options to navigate through years and months</text:p>
          </table:table-cell>
          <table:table-cell table:style-name="ce2" office:value-type="string" calcext:value-type="string">
            <text:p>* Datepicker loaded with options to navigate through years and months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dd Page -Expiry Date</text:p>
          </table:table-cell>
          <table:table-cell table:number-columns-repeated="2" table:style-name="ce2" office:value-type="string" calcext:value-type="string">
            <text:p>* User unable to edit manually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dd Page – CVV</text:p>
          </table:table-cell>
          <table:table-cell table:style-name="ce2" office:value-type="string" calcext:value-type="string">
            <text:p>* User able enter only number</text:p>
          </table:table-cell>
          <table:table-cell table:style-name="ce2" office:value-type="string" calcext:value-type="string">
            <text:p>* User able enter <text:s/>number, unable to enter any other character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dd Page – CVV</text:p>
          </table:table-cell>
          <table:table-cell table:style-name="ce2" office:value-type="string" calcext:value-type="string">
            <text:p>* Display error message</text:p>
          </table:table-cell>
          <table:table-cell table:style-name="ce2" office:value-type="string" calcext:value-type="string">
            <text:p>* Displayed error message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dd Page – CVV</text:p>
          </table:table-cell>
          <table:table-cell table:style-name="ce2" office:value-type="string" calcext:value-type="string">
            <text:p>* Should have max 4 digits. </text:p>
          </table:table-cell>
          <table:table-cell table:style-name="ce2" office:value-type="string" calcext:value-type="string">
            <text:p>* User able to enter max 4 digitals. 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dd Page – Save , all fields empty</text:p>
          </table:table-cell>
          <table:table-cell table:style-name="ce2" office:value-type="string" calcext:value-type="string">
            <text:p>* Display error message.</text:p>
          </table:table-cell>
          <table:table-cell table:style-name="ce2" office:value-type="string" calcext:value-type="string">
            <text:p>* Displayed error message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dd Page – Save </text:p>
          </table:table-cell>
          <table:table-cell table:style-name="ce2" office:value-type="string" calcext:value-type="string">
            <text:p>* Data should be successfully saved to database and a success message should be display</text:p>
          </table:table-cell>
          <table:table-cell table:style-name="ce2" office:value-type="string" calcext:value-type="string">
            <text:p>*Data successfully saved to database and a success message is display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isplay – pagination</text:p>
          </table:table-cell>
          <table:table-cell table:style-name="ce2" office:value-type="string" calcext:value-type="string">
            <text:p>* User should have options to navigate through the grid</text:p>
          </table:table-cell>
          <table:table-cell table:style-name="ce4" office:value-type="string" calcext:value-type="string">
            <text:p>* User has the options to navigate through the grid</text:p>
          </table:table-cell>
          <table:table-cell table:style-name="ce2" office:value-type="string" calcext:value-type="string">
            <text:p>Pass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6:02:59.582096394</meta:creation-date>
    <dc:date>2018-06-28T16:03:01.894699778</dc:date>
    <meta:editing-duration>PT28M59S</meta:editing-duration>
    <meta:editing-cycles>3</meta:editing-cycles>
    <meta:generator>LibreOffice/5.1.6.2$Linux_X86_64 LibreOffice_project/10m0$Build-2</meta:generator>
    <meta:document-statistic meta:table-count="1" meta:cell-count="90" meta:object-count="0"/>
  </office:meta>
</office:document-meta>
</file>